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  <style:text-properties fo:color="#00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ATCHER</text:p>
          </table:table-cell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Time Of Processing 10 image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8.82535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9.62753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0.6362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46.1686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23:06:19.329663551</meta:creation-date>
    <dc:date>2019-12-09T23:07:34.627739018</dc:date>
    <meta:editing-duration>PT1M15S</meta:editing-duration>
    <meta:editing-cycles>1</meta:editing-cycles>
    <meta:document-statistic meta:table-count="1" meta:cell-count="25" meta:object-count="0"/>
    <meta:generator>LibreOffice/6.3.3.2$Linux_X86_64 LibreOffice_project/30$Build-2</meta:generator>
  </office:meta>
</office:document-meta>
</file>